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04f9d"/>
    </style:style>
    <style:style style:name="P3" style:family="paragraph" style:parent-style-name="Standard">
      <style:paragraph-properties fo:padding="0.074cm" fo:border-left="none" fo:border-right="none" fo:border-top="none" fo:border-bottom="0.06pt solid #000000" style:join-border="false"/>
    </style:style>
    <style:style style:name="P4" style:family="paragraph" style:parent-style-name="Preformatted_20_Text">
      <style:text-properties officeooo:rsid="0011ebdc" officeooo:paragraph-rsid="0011ebdc"/>
    </style:style>
    <style:style style:name="P5" style:family="paragraph" style:parent-style-name="Preformatted_20_Text">
      <style:paragraph-properties fo:margin-top="0cm" fo:margin-bottom="0.499cm" loext:contextual-spacing="false"/>
    </style:style>
    <style:style style:name="P6" style:family="paragraph" style:parent-style-name="Standard" style:list-style-name="L1"/>
    <style:style style:name="P7" style:family="paragraph" style:parent-style-name="Standard">
      <style:text-properties officeooo:paragraph-rsid="0013ab3b"/>
    </style:style>
    <style:style style:name="P8" style:family="paragraph" style:parent-style-name="Standard">
      <style:text-properties officeooo:rsid="00183550" officeooo:paragraph-rsid="00183550"/>
    </style:style>
    <style:style style:name="P9" style:family="paragraph" style:parent-style-name="Standard">
      <style:text-properties officeooo:rsid="00183550" officeooo:paragraph-rsid="001980f6"/>
    </style:style>
    <style:style style:name="P10" style:family="paragraph" style:parent-style-name="Standard">
      <style:text-properties fo:font-weight="bold" officeooo:rsid="00183550" officeooo:paragraph-rsid="00183550" style:font-weight-asian="bold" style:font-weight-complex="bold"/>
    </style:style>
    <style:style style:name="P11" style:family="paragraph" style:parent-style-name="Preformatted_20_Text">
      <style:text-properties fo:font-weight="bold" officeooo:rsid="0011ebdc" officeooo:paragraph-rsid="0011ebdc"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ize="12pt" style:font-size-asian="12pt" style:font-size-complex="12pt"/>
    </style:style>
    <style:style style:name="T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style:text-underline-style="solid" style:text-underline-width="auto" style:text-underline-color="font-color"/>
    </style:style>
    <style:style style:name="T7" style:family="text">
      <style:text-properties officeooo:rsid="00104f9d"/>
    </style:style>
    <style:style style:name="T8" style:family="text">
      <style:text-properties fo:color="#800000"/>
    </style:style>
    <style:style style:name="T9" style:family="text">
      <style:text-properties fo:color="#800000" fo:font-size="12pt" style:font-size-asian="12pt" style:font-size-complex="12pt"/>
    </style:style>
    <style:style style:name="T10" style:family="text">
      <style:text-properties fo:color="#800000" fo:font-weight="bold" style:font-weight-asian="bold" style:font-weight-complex="bold"/>
    </style:style>
    <style:style style:name="T11" style:family="text">
      <style:text-properties fo:color="#800000" fo:font-weight="bold" fo:background-color="#ffff00" loext:char-shading-value="0" style:font-weight-asian="bold" style:font-weight-complex="bold"/>
    </style:style>
    <style:style style:name="T12" style:family="text">
      <style:text-properties fo:color="#800000" fo:background-color="#ffff00" loext:char-shading-value="0"/>
    </style:style>
    <style:style style:name="T13" style:family="text">
      <style:text-properties officeooo:rsid="001980f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en spinlock is used ?</text:p>
      <text:p text:style-name="Standard">Ans: In the following situations.</text:p>
      <text:list xml:id="list8279368251800370222" text:style-name="L1">
        <text:list-item>
          <text:p text:style-name="P6">The <text:span text:style-name="T8">thread that holds the lock is not allowed to sleep</text:span>. </text:p>
        </text:list-item>
        <text:list-item>
          <text:p text:style-name="P6">The t<text:span text:style-name="T8">hread that is waiting for a lock does not sleep, but spins in a tight loop</text:span>. </text:p>
        </text:list-item>
      </text:list>
      <text:p text:style-name="Standard">When properly used, spinlock can give higher performance than semaphore. Ex: Intrrrupt handler.</text:p>
      <text:p text:style-name="P1"/>
      <text:p text:style-name="P1">2. What are the rules to use spinlocks?</text:p>
      <text:p text:style-name="Standard">Ans:</text:p>
      <text:p text:style-name="Standard"><text:span text:style-name="T1">Rule - 1:</text:span> Any code that holds the spinlock, can not relinquish the processor for any reason except to service interrupts ( sometimes not even then). So code holding spinlock can not sleep.</text:p>
      <text:p text:style-name="P7"><text:span text:style-name="T5">Reason:</text:span><text:span text:style-name="T4"> suppose your driver holding spinlock goes to sleep. </text:span></text:p>
      <text:p text:style-name="P7"><text:span text:style-name="T4"><text:tab/>Ex: </text:span><text:span text:style-name="T9">calls function </text:span><text:span text:style-name="Source_20_Text"><text:span text:style-name="T9">copy_from_user()</text:span></text:span><text:span text:style-name="T9"> or </text:span><text:span text:style-name="Source_20_Text"><text:span text:style-name="T9">copy_to_user()</text:span></text:span><text:span text:style-name="T9">, or kernel preemption kicks in so higher priority process pushed your code aside. Effectively the process relinquishes the CPU holding spinlock.</text:span></text:p>
      <text:p text:style-name="Standard"><text:tab/>Now we do not know when the code will release the lock. If some other thread tries to obtain the same lock, it would spin for very long time. In the worst case it would result in <text:span text:style-name="T10">deedlock.</text:span></text:p>
      <text:p text:style-name="Standard"/>
      <text:p text:style-name="Standard"><text:tab/><text:span text:style-name="T8">Kernel preemption case is handled by the spinlock code itself.</text:span> Anytime kernel code holds a spinlock, <text:span text:style-name="T8">preemption is disabled on the relevant processor</text:span>. Even uniprocessor system must disable the preemption in this way.</text:p>
      <text:p text:style-name="Standard"><text:span text:style-name="T1"/></text:p>
      <text:p text:style-name="Standard"><text:span text:style-name="T1">Rule - 2: </text:span>Disable interrupts on the local CPU, while the spinlock is held.</text:p>
      <text:p text:style-name="Standard"><text:span text:style-name="T2">Reason</text:span><text:span text:style-name="T6">: </text:span>Support your driver take a spinlock that control access to the device and then issues an interrupt. This causes the interrupt handler to run. Now the interrupt handler also needs the lock to access the device. If the interrupt handler runs on the same processor, it will start spinning. The driver code also can not run to release the lock. SO the processor will spin for ever.</text:p>
      <text:p text:style-name="Standard"/>
      <text:p text:style-name="Standard"><text:span text:style-name="T1">Rule - 3:</text:span> Spinlocks must be held for the minimum time possible.</text:p>
      <text:p text:style-name="Standard"><text:span text:style-name="T2">Reason</text:span><text:span text:style-name="T6">:</text:span> Long lock hold times also keeps the current processor from scheduling, meaning a higher priority process may have to wait to get the CPU.</text:p>
      <text:p text:style-name="Standard"><text:tab/>So it impacts kernel latency (time a process may have to wait to be scheduled). Typically spinlocks should be held for the time duration, less than that CPU takes to do a contex switch between threads.</text:p>
      <text:p text:style-name="Standard"><text:span text:style-name="T3">Rule -4:</text:span> if you have semaphores and spinlocks both to be taken. Then take semaphore first and then spinlock</text:p>
      <text:p text:style-name="Standard"/>
      <text:p text:style-name="P3"/>
      <text:p text:style-name="Standard"/>
      <text:p text:style-name="P4">DEFINE_SPINLOCK(mr_lock); </text:p>
      <text:p text:style-name="P4">unsigned long flags; </text:p>
      <text:p text:style-name="P11">spin_lock_irqsave(&amp;mr_lock, <text:span text:style-name="T8">flags</text:span>); </text:p>
      <text:p text:style-name="P4">/* critical region ... */ </text:p>
      <text:p text:style-name="P11">spin_unlock_irqrestore(&amp;mr_lock, <text:span text:style-name="T8">flags</text:span>); </text:p>
      <text:p text:style-name="P4"><text:tab/>The routine <text:span text:style-name="T10">spin_lock_irqsave() </text:span><text:span text:style-name="T12">saves the current state of interrupts</text:span>, <text:span text:style-name="T8">disables them </text:span><text:span text:style-name="T12">locally</text:span>, and then obtains the given lock. Conversely, <text:span text:style-name="T10">spin_unlock_irqrestore()</text:span> <text:span text:style-name="T8">unlocks the given lock and returns interrupts to their </text:span><text:span text:style-name="T11">previous state</text:span></text:p>
      <text:p text:style-name="Preformatted_20_Text"/>
      <text:p text:style-name="Preformatted_20_Text"/>
      <text:p text:style-name="Preformatted_20_Text">The reasons you mustn't use these versions if you have interrupts that</text:p>
      <text:p text:style-name="Preformatted_20_Text">play with the spinlock is that you can get deadlocks:</text:p>
      <text:p text:style-name="Preformatted_20_Text"/>
      <text:p text:style-name="Preformatted_20_Text"><text:s text:c="8"/>spin_lock(&amp;lock);</text:p>
      <text:p text:style-name="Preformatted_20_Text"><text:s text:c="8"/>...</text:p>
      <text:p text:style-name="Preformatted_20_Text"><text:s text:c="16"/>&lt;- interrupt comes in:</text:p>
      <text:p text:style-name="P5"><text:soft-page-break/><text:s text:c="24"/>spin_lock(&amp;lock);</text:p>
      <text:p text:style-name="Standard"/>
      <text:p text:style-name="Standard"/>
      <text:p text:style-name="Standard"/>
      <text:p text:style-name="Standard"/>
      <text:p text:style-name="P10">Top and Bottom Halves </text:p>
      <text:p text:style-name="P8">Interrupt <text:s/>handling <text:s/>sometimes <text:s/>needs <text:s/>to <text:s/>perform<text:span text:style-name="T8"> lengthy <text:s/>tasks.</text:span></text:p>
      <text:p text:style-name="P8"/>
      <text:p text:style-name="P8">This problem is resolved by splitting the interrupt handler into two halves:</text:p>
      <text:p text:style-name="P8">– <text:span text:style-name="T8">Top half</text:span> responds to the interrupt</text:p>
      <text:p text:style-name="P8">• <text:s/>The one registered to request_irq .</text:p>
      <text:p text:style-name="P8">• Saves data to device ‐ specific buffer and <text:s/>schedules the bottom half <text:s/></text:p>
      <text:p text:style-name="P8">• Current interrupt disabled, possibly all disabled. </text:p>
      <text:p text:style-name="P8">• Runs in interrupt context, not process context. <text:s/>Can’t sleep. </text:p>
      <text:p text:style-name="P8">• <text:s/>Acknowledges <text:s/>receipt of interrupt. </text:p>
      <text:p text:style-name="P8">• Schedules bottom half to run later. </text:p>
      <text:p text:style-name="P8"/>
      <text:p text:style-name="P8">– <text:span text:style-name="T8">Bottom</text:span> <text:span text:style-name="T8">half</text:span> is scheduled by the top half to <text:span text:style-name="T8">execute later</text:span></text:p>
      <text:p text:style-name="P8">• With all interrupts <text:s/><text:span text:style-name="T8">enabled</text:span> </text:p>
      <text:p text:style-name="P8">• Wakes <text:s/>up processes, <text:s/>starts I/O operations, <text:s/>etc. <text:s/></text:p>
      <text:p text:style-name="P8">• Runs <text:s/>in <text:s/>process context with interrupts enabled. </text:p>
      <text:p text:style-name="P8">• Performs <text:s/>most <text:s/>work required. Can sleep. </text:p>
      <text:p text:style-name="P8">• Ex: copies network data to memory buffers.</text:p>
      <text:p text:style-name="P8"/>
      <text:p text:style-name="P8"/>
      <text:p text:style-name="P8">1/12/2010</text:p>
      <text:p text:style-name="P8">28</text:p>
      <text:p text:style-name="P8">EE382N-4 <text:s/>Embedded Systems Architecture</text:p>
      <text:p text:style-name="P8"/>
      <text:p text:style-name="P8"/>
      <text:p text:style-name="P8">Top and Bottom Halves </text:p>
      <text:p text:style-name="P8"/>
      <text:p text:style-name="P8">Three mechanisms may be used to implement bottom halves</text:p>
      <text:p text:style-name="P8">– <text:s/>SoftIRQs</text:p>
      <text:p text:style-name="P8">• Have <text:s/>strong locking requirements </text:p>
      <text:p text:style-name="P8">• Only used of performance <text:s/>sensitive subsystems </text:p>
      <text:p text:style-name="P8">–networking, SCSI, etc. <text:s text:c="2"/>*</text:p>
      <text:p text:style-name="P8">Reentrant <text:s/></text:p>
      <text:p text:style-name="P8">– Tasklets</text:p>
      <text:p text:style-name="P8">• Built on top <text:s/>of SoftIRQs </text:p>
      <text:p text:style-name="P8">•Should not sleep </text:p>
      <text:p text:style-name="P8">• Cannot run in parallel with itself </text:p>
      <text:p text:style-name="P8">• Can run in parallel with other tasklets on SMP systems </text:p>
      <text:p text:style-name="P8">• Guaranteed to run on the same CPU that first scheduled <text:s/>them</text:p>
      <text:p text:style-name="P8"/>
      <text:p text:style-name="P8">– Workqueues</text:p>
      <text:p text:style-name="P8">• Can sleep </text:p>
      <text:p text:style-name="P8">• Cannot copy data to and from user space .</text:p>
      <text:p text:style-name="P8"/>
      <text:p text:style-name="P8"/>
      <text:p text:style-name="P8"><text:s text:c="2"/></text:p>
      <text:p text:style-name="P10"><text:soft-page-break/><text:s/>Dos and Don’ts of Interrupt Handlers </text:p>
      <text:p text:style-name="P8"/>
      <text:p text:style-name="P8">-- It's a programming offense if your interrupt context code goes to sleep. </text:p>
      <text:p text:style-name="P8">Interrupt handlers cannot relinquish the processor by calling sleepy functions such as schedule_timeout().</text:p>
      <text:p text:style-name="P8">-- For protecting critical sections inside interrupt handlers, you<text:span text:style-name="T8"> can't use</text:span> <text:span text:style-name="T8">mutexes</text:span> because they <text:s/>may <text:span text:style-name="T8">go to sleep. </text:span>Use spinlocks instead, and use them only if you must. </text:p>
      <text:p text:style-name="P8"/>
      <text:p text:style-name="P8">-- Interrupt handlers are supposed <text:s/>to get out of the <text:s/>way quickly <text:s/>but are expected to <text:s/>get the <text:s/>job done. To circumvent this Catch‐ 22, interrupt handlers split their work into two halves: </text:p>
      <text:p text:style-name="P9">top (slim) and bottom (fat).</text:p>
      <text:p text:style-name="P9"/>
      <text:p text:style-name="P9">-- You do NOT need to design interrupt handlers to be reentrant. When an nterrupt handler s running, the <text:s/><text:span text:style-name="T13">c</text:span>orresponding IRQ is disabled until the handler <text:s/>returns.</text:p>
      <text:p text:style-name="P9"/>
      <text:p text:style-name="P9">-- Interrupt handlers can be interrupted by handlers associated <text:s/>with IRQs that <text:s/>have higher priority. You can prevent this nested interruption by specifically <text:s/>requesting the kernel to <text:s/>treat your interrupt handler as <text:s/>a fast handl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ource_20_Text">static</text:span> used as a keyword on file-scope will give the function or object it is used with internal linkage. </text:p>
      <text:p text:style-name="Standard">That means it lives through the whole program, and dies when the program terminates.</text:p>
      <text:p text:style-name="P2"><text:tab/>Where objects that have static storage duration are stored isn't specified, but they are usually stored depending on whether they are initialized or not: </text:p>
      <text:p text:style-name="P2">- Initialized file-scope variables are usually stored in a section called ".data", while </text:p>
      <text:p text:style-name="P2">- <text:span text:style-name="T7">N</text:span>on-initialized file-scope variables are usually stored in a section called ".bss". </text:p>
      <text:p text:style-name="P2">Remember that if the variable isn't initialized, it will be zero initialized at the start of the program: The ".bss" section is usually zero initialized by an implementation on program's startup.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2:51:29.472817692</meta:creation-date>
    <dc:date>2018-05-16T17:00:27.058158758</dc:date>
    <meta:editing-duration>PT2H23M50S</meta:editing-duration>
    <meta:editing-cycles>6</meta:editing-cycles>
    <meta:generator>LibreOffice/5.1.4.2$Linux_X86_64 LibreOffice_project/10m0$Build-2</meta:generator>
    <meta:document-statistic meta:table-count="0" meta:image-count="0" meta:object-count="0" meta:page-count="3" meta:paragraph-count="80" meta:word-count="940" meta:character-count="5844" meta:non-whitespace-character-count="4836"/>
  </office:meta>
</office:document-meta>
</file>